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raw="urn:oasis:names:tc:opendocument:xmlns:drawing:1.0" xmlns:fo="urn:oasis:names:tc:opendocument:xmlns:xsl-fo-compatible:1.0" xmlns:style="urn:oasis:names:tc:opendocument:xmlns:style:1.0" xmlns:number="urn:oasis:names:tc:opendocument:xmlns:datastyle:1.0" xmlns:table="urn:oasis:names:tc:opendocument:xmlns:table:1.0" xmlns:text="urn:oasis:names:tc:opendocument:xmlns:text:1.0" xmlns:xlink="http://www.w3.org/1999/xlink" xmlns:dc="http://purl.org/dc/elements/1.1/" xmlns:svg="urn:oasis:names:tc:opendocument:xmlns:svg-compatible:1.0" xmlns:pcut="urn:cleverage:xmlns:post-processings:pcut">
  <office:scripts/>
  <office:font-face-decls>
    <style:font-face style:name="Tahoma" svg:font-family="Tahoma"/>
    <style:font-face style:name="Times New Roman" svg:font-family="Times New Roman" style:font-family-generic="roman" style:font-pitch="variable"/>
    <style:font-face style:name="Arial" svg:font-family="Arial" style:font-family-generic="swiss" style:font-pitch="variable"/>
    <style:font-face style:name="Lucida Sans Unicode" svg:font-family="Lucida Sans Unicode" style:font-family-generic="system" style:font-pitch="variable"/>
    <style:font-face style:name="MS Gothic" svg:font-family="MS 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D0EP2AE" style:family="paragraph" style:parent-style-name="Standard" style:master-page-name="Standard">
      <style:paragraph-properties style:tab-stop-distance="1.251cm" fo:margin-left="0cm" fo:text-indent="0cm" fo:margin-right="0cm" fo:widows="2" fo:orphans="2"/>
      <style:text-properties/>
    </style:style>
    <style:style style:name="ID0E12AE" style:family="section">
      <style:section-properties>
        <style:columns fo:column-count="1"/>
      </style:section-properties>
    </style:style>
    <style:style style:name="ID0ENSAE" style:family="paragraph">
      <style:paragraph-properties style:tab-stop-distance="1.251cm" fo:margin-top="0.101cm" fo:margin-bottom="0.101cm" fo:line-height="100%" fo:text-align="start" fo:margin-left="0cm" fo:text-indent="0cm" fo:margin-right="0cm" fo:widows="2" fo:orphans="2"/>
    </style:style>
    <style:style style:name="ID0E4SAE" style:family="paragraph">
      <style:paragraph-properties style:tab-stop-distance="1.251cm" fo:margin-top="0cm" fo:margin-bottom="0cm" fo:line-height="100%" fo:margin-left="0cm" fo:text-indent="0cm" fo:margin-right="0cm" fo:widows="2" fo:orphans="2"/>
    </style:style>
    <style:style style:name="ID0ETTAE" style:family="paragraph">
      <style:paragraph-properties style:tab-stop-distance="1.251cm" fo:margin-top="0cm" fo:margin-bottom="0cm" fo:line-height="100%" fo:margin-left="0cm" fo:text-indent="0cm" fo:margin-right="0cm" fo:widows="2" fo:orphans="2"/>
    </style:style>
    <style:style style:name="ID0EAUAE" style:family="paragraph">
      <style:paragraph-properties style:tab-stop-distance="1.251cm" fo:margin-top="0cm" fo:margin-bottom="0cm" fo:line-height="100%" fo:margin-left="0cm" fo:text-indent="0cm" fo:margin-right="0cm" fo:widows="2" fo:orphans="2"/>
    </style:style>
    <style:style style:name="HiddenParagraph" style:family="paragraph" style:parent-style-name="Standard">
      <style:text-properties fo:font-size="2pt" style:font-size-asian="2pt" style:font-size-complex="2pt"/>
    </style:style>
  </office:automatic-styles>
  <office:body>
    <office:text>
      <text:user-field-decls/>
      <text:p text:style-name="ID0EP2A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xmlns:draw="urn:oasis:names:tc:opendocument:xmlns:drawing:1.0" xmlns:table="urn:oasis:names:tc:opendocument:xmlns:table:1.0" xmlns:number="urn:oasis:names:tc:opendocument:xmlns:datastyle:1.0" xmlns:xlink="http://www.w3.org/1999/xlink" xmlns:dc="http://purl.org/dc/elements/1.1/" xmlns:pcut="urn:cleverage:xmlns:post-processings:pcut">
  <office:font-face-decls>
    <style:font-face style:name="Tahoma" svg:font-family="Tahoma"/>
    <style:font-face style:name="Times New Roman" svg:font-family="Times New Roman" style:font-family-generic="roman" style:font-pitch="variable"/>
    <style:font-face style:name="Arial" svg:font-family="Arial" style:font-family-generic="swiss" style:font-pitch="variable"/>
    <style:font-face style:name="Lucida Sans Unicode" svg:font-family="Lucida Sans Unicode" style:font-family-generic="system" style:font-pitch="variable"/>
    <style:font-face style:name="MS Gothic" svg:font-family="MS 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paragraph">
      <style:paragraph-properties style:tab-stop-distance="1.251cm"/>
      <style:text-properties style:font-name="Times New Roman" style:font-name-complex="Tahoma" style:font-name-asian="Lucida Sans Unicode" fo:font-size="12pt" style:font-size-asian="12pt" style:font-size-complex="12pt" fo:language="de" fo:country="DE" style:language-complex="zxx" style:country-complex="none" style:language-asian="zxx" style:country-asian="none" style:use-window-font-color="true"/>
    </style:default-style>
    <style:default-style style:family="text">
      <style:text-properties style:font-name="Times New Roman" style:font-name-complex="Tahoma" style:font-name-asian="Lucida Sans Unicode" fo:font-size="12pt" style:font-size-asian="12pt" style:font-size-complex="12pt" fo:language="de" fo:country="DE" style:language-complex="zxx" style:country-complex="none" style:language-asian="zxx" style:country-asian="none" style:use-window-font-color="true"/>
    </style:default-style>
    <style:style style:name="Standard" style:display-name="Standard" style:family="paragraph">
      <style:paragraph-properties fo:margin-left="0cm" fo:text-indent="0cm" fo:margin-right="0cm" fo:widows="2" fo:orphans="2"/>
      <style:text-properties fo:language="de" fo:country="DE"/>
    </style:style>
    <style:style style:name="Text_20_body" style:display-name="Text body" style:family="paragraph" style:parent-style-name="Standard">
      <style:paragraph-properties fo:margin-top="0cm" fo:margin-bottom="0.212cm" fo:margin-left="0cm" fo:text-indent="0cm" fo:margin-right="0cm" fo:widows="0" fo:orphans="0"/>
      <style:text-properties fo:language="de" fo:country="DE" fo:hyphenate="false"/>
    </style:style>
    <style:style style:name="Heading" style:display-name="Heading" style:family="paragraph" style:parent-style-name="Standard" style:next-style-name="Text_20_body">
      <style:paragraph-properties fo:keep-with-next="always" fo:margin-top="0.423cm" fo:margin-bottom="0.212cm" fo:margin-left="0cm" fo:text-indent="0cm" fo:margin-right="0cm" fo:widows="0" fo:orphans="0"/>
      <style:text-properties style:font-name="Arial" style:font-name-complex="Tahoma" style:font-name-asian="MS Gothic" style:font-size-complex="14pt" fo:language="de" fo:country="DE" fo:font-size="14pt" style:font-size-asian="14pt" fo:hyphenate="false"/>
    </style:style>
    <style:style style:name="List" style:display-name="List" style:family="paragraph" style:parent-style-name="Text_20_body">
      <style:paragraph-properties fo:margin-left="0cm" fo:text-indent="0cm" fo:margin-right="0cm" fo:widows="2" fo:orphans="2"/>
      <style:text-properties style:font-name-complex="Tahoma" fo:language="de" fo:country="DE" fo:hyphenate="false"/>
    </style:style>
    <style:style style:name="Caption" style:display-name="Caption" style:family="paragraph" style:parent-style-name="Standard">
      <style:paragraph-properties fo:margin-top="0.212cm" fo:margin-bottom="0.212cm" fo:margin-left="0cm" fo:text-indent="0cm" fo:margin-right="0cm" fo:widows="0" fo:orphans="0"/>
      <style:text-properties style:font-name-complex="Tahoma" fo:font-style="italic" style:font-style-complex="italic" style:font-size-complex="12pt" fo:language="de" fo:country="DE" fo:font-size="12pt" fo:hyphenate="false"/>
    </style:style>
    <style:style style:name="Index" style:display-name="Index" style:family="paragraph" style:parent-style-name="Standard">
      <style:paragraph-properties fo:margin-left="0cm" fo:text-indent="0cm" fo:margin-right="0cm" fo:widows="0" fo:orphans="0"/>
      <style:text-properties style:font-name-complex="Tahoma" fo:language="de" fo:country="DE" fo:hyphenate="false"/>
    </style:style>
    <style:style style:name="footnoteReference" style:display-name="note reference" style:family="text">
      <style:text-properties/>
    </style:style>
    <style:style style:name="footnoteText" style:display-name="note text" style:family="paragraph">
      <style:paragraph-properties/>
    </style:style>
    <style:style style:name="endnoteReference" style:display-name="note reference_1" style:family="text">
      <style:text-properties/>
    </style:style>
    <style:style style:name="endnoteText" style:display-name="note text_1" style:family="paragraph">
      <style:paragraph-properties/>
    </style:style>
    <style:style style:name="Hyperlink" style:display-name="Hyperlink" style:family="text">
      <style:text-properties fo:color="#000080" style:text-underline-style="solid" style:text-underline-type="single" style:text-underline-width="normal"/>
    </style:style>
    <style:style style:name="FollowedHyperlink" style:display-name="FollowedHyperlink" style:family="text">
      <style:text-properties fo:color="#800080" style:text-underline-style="solid" style:text-underline-type="single" style:text-underline-width="normal"/>
    </style:style>
    <style:style style:name="X3AS7TOCHyperlink" style:display-name="X3AS7TOCHyperlink" style:family="text" style:parent-style-name="DefaultParagraphFont">
      <style:text-properties fo:color="#000000" style:text-underline-style="none"/>
    </style:style>
    <style:style style:name="X3AS7TABSTYLE" style:family="paragraph" style:parent-style-name="Footer">
      <style:paragraph-properties>
        <style:tab-stops>
          <style:tab-stop style:type="right" style:position="25cm"/>
        </style:tab-stops>
      </style:paragraph-properties>
    </style:style>
    <style:style style:family="text" style:name="BulletSymbol">
      <style:text-properties style:font-name="Symbol"/>
    </style:style>
    <style:style style:family="text" style:name="ID0EKE">
      <style:text-properties/>
    </style:style>
  </office:styles>
  <office:automatic-styles>
    <style:page-layout style:name="PAGEID0E12AE">
      <style:page-layout-properties fo:page-width="20.999cm" fo:page-height="29.699cm" style:print-orientation="portrait" fo:margin-top="2cm" fo:margin-left="2cm" fo:margin-bottom="2cm" fo:margin-right="2cm">
        <style:footnote-sep style:distance-before-sep="0cm" style:distance-after-sep="0cm" style:width="0.005cm" style:rel-width="30.001764809694688"/>
        <style:columns fo:column-count="1"/>
      </style:page-layout-properties>
    </style:page-layout>
    <style:style style:name="HiddenParagraph" style:family="paragraph" style:parent-style-name="Standard">
      <style:text-properties fo:font-size="2pt" style:font-size-asian="2pt" style:font-size-complex="2pt"/>
    </style:style>
  </office:automatic-styles>
  <office:master-styles>
    <style:master-page style:name="Standard" style:page-layout-name="PAGEID0E12AE"/>
  </office:master-styles>
</office:document-styles>
</file>

<file path=meta.xml><?xml version="1.0" encoding="utf-8"?>
<office:document-meta xmlns:office="urn:oasis:names:tc:opendocument:xmlns:office:1.0" xmlns:dc="http://purl.org/dc/elements/1.1/" xmlns:dcterms="http://purl.org/dc/terms/" xmlns:meta="urn:oasis:names:tc:opendocument:xmlns:meta:1.0" office:version="1.1">
  <office:meta>
    <meta:generator>ODF Add-in for Microsoft Office 4.0.5309.0 (11.0.8411)</meta:generator>
    <meta:initial-creator>Gerry Weirich</meta:initial-creator>
    <meta:creation-date>2007-03-23T06:30:48</meta:creation-date>
    <meta:editing-cycles>1</meta:editing-cycles>
    <meta:user-defined meta:name="Info 1" meta:value-type=""/>
    <meta:user-defined meta:name="Info 2" meta:value-type=""/>
    <meta:user-defined meta:name="Info 3" meta:value-type=""/>
    <meta:user-defined meta:name="Info 4" meta:value-type=""/>
    <dc:language>de-DE</dc:language>
    <meta:document-statistic/>
    <meta:editing-duration>PT0H0M0S</meta:editing-duration>
  </office:meta>
</office:document-meta>
</file>